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E0AA9A8BD721BE2BF5.png" manifest:media-type="image/png"/>
  <manifest:file-entry manifest:full-path="Pictures/10000000000006EE00000368524EAF6D8797EB5A.png" manifest:media-type="image/png"/>
  <manifest:file-entry manifest:full-path="Pictures/100000000000059B00000433FF671BA319AA5A32.png" manifest:media-type="image/png"/>
  <manifest:file-entry manifest:full-path="Pictures/1000000000000446000002E21E509B7CB69535DD.png" manifest:media-type="image/png"/>
  <manifest:file-entry manifest:full-path="Pictures/10000000000001E0000001E0C0B02D293533EB63.png" manifest:media-type="image/png"/>
  <manifest:file-entry manifest:full-path="Pictures/10000000000001E0000001E060EB670AB0D4270D.png" manifest:media-type="image/png"/>
  <manifest:file-entry manifest:full-path="Pictures/100000010000037800000217185CE375EA4845D2.png" manifest:media-type="image/png"/>
  <manifest:file-entry manifest:full-path="Pictures/10000000000002D6000001A9A4B5B743EE0CA4DF.png" manifest:media-type="image/png"/>
  <manifest:file-entry manifest:full-path="Pictures/10000000000001E0000001E001421F3C6FA7158E.png" manifest:media-type="image/png"/>
  <manifest:file-entry manifest:full-path="Pictures/10000001000005C30000019AD158400D2EFB1971.png" manifest:media-type="image/png"/>
  <manifest:file-entry manifest:full-path="Pictures/100000000000039500000417C36506B58DD9BFF3.png" manifest:media-type="image/png"/>
  <manifest:file-entry manifest:full-path="Pictures/1000000100000460000001EEBB88BBA6A2CF6B9C.png" manifest:media-type="image/png"/>
  <manifest:file-entry manifest:full-path="Pictures/100000000000038C000001A90C24CDE69F28EF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000000" draw:marker-end="msArrowEnd_20_5" draw:marker-end-width="0.21cm" draw:marker-end-center="false" svg:stroke-linecap="round" draw:fill="none" draw:textarea-vertical-align="top" draw:auto-grow-height="false" fo:min-height="0cm" fo:min-width="1.281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Titre_20_seul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seul_5f_-notes">
      <style:graphic-properties draw:fill-color="#ffffff" fo:min-height="13.364cm"/>
      <style:paragraph-properties style:writing-mode="lr-tb"/>
    </style:style>
    <style:style style:name="pr6" style:family="presentation" style:parent-style-name="Titre_20_seul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re_20_seul-notes">
      <style:graphic-properties draw:fill-color="#ffffff" fo:min-height="13.364cm"/>
      <style:paragraph-properties style:writing-mode="lr-tb"/>
    </style:style>
    <style:style style:name="pr8" style:family="presentation" style:parent-style-name="Titre_20_seul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re_20_seul_5f__5f_-notes">
      <style:graphic-properties draw:fill-color="#ffffff" fo:min-height="13.364cm"/>
      <style:paragraph-properties style:writing-mode="lr-tb"/>
    </style:style>
    <style:style style:name="pr10" style:family="presentation" style:parent-style-name="Titre_20_seul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re_20_seul_5f__5f__5f_-notes">
      <style:graphic-properties draw:fill-color="#ffffff" fo:min-height="13.364cm"/>
      <style:paragraph-properties style:writing-mode="lr-tb"/>
    </style:style>
    <style:style style:name="pr12" style:family="presentation" style:parent-style-name="Titre_20_seul_5f_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re_20_seul_5f__5f__5f__5f_-notes">
      <style:graphic-properties draw:fill-color="#ffffff" fo:min-height="13.364cm"/>
      <style:paragraph-properties style:writing-mode="lr-tb"/>
    </style:style>
    <style:style style:name="pr14" style:family="presentation" style:parent-style-name="Titre_20_seul_5f__5f_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re_20_seul_5f__5f__5f__5f_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808080" loext:opacity="100%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SCAT&#10;" draw:style-name="dp1" draw:master-page-name="Diapositive_20_de_20_titre" presentation:presentation-page-layout-name="AL1T0">
        <draw:frame draw:name="Titr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ASCAT</text:span><text:span text:style-name="T1"><text:line-break/></text:span><text:span text:style-name="T1"/></text:p>
          </draw:text-box>
        </draw:frame>
        <draw:frame draw:name="Sous-titre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<text:span text:style-name="T2">Segmentation ASPCF, estimation ploïdie et cellularité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seul_5f_" presentation:presentation-page-layout-name="AL2T19">
        <draw:frame draw:name="Titre 2" presentation:style-name="pr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Pipeline</text:span><text:span text:style-name="T3"><text:line-break/></text:span><text:span text:style-name="T3"/></text:p>
          </draw:text-box>
        </draw:frame>
        <draw:frame draw:style-name="gr2" draw:text-style-name="P8" draw:layer="layout" svg:width="30.366cm" svg:height="14.925cm" svg:x="2.634cm" svg:y="3.075cm">
          <draw:image xlink:href="Pictures/10000000000006EE00000368524EAF6D8797EB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seul" presentation:presentation-page-layout-name="AL2T19">
        <draw:frame draw:style-name="gr3" draw:text-style-name="P9" draw:layer="layout" svg:width="23.739cm" svg:height="16.014cm" svg:x="8cm" svg:y="1.986cm">
          <draw:image xlink:href="Pictures/1000000000000446000002E21E509B7CB69535DD.png" xlink:type="simple" xlink:show="embed" xlink:actuate="onLoad" draw:mime-type="image/png">
            <text:p/>
          </draw:image>
        </draw:frame>
        <draw:frame draw:name="Titre 7" presentation:style-name="pr6" draw:text-style-name="P7" draw:layer="layout" svg:width="23.879cm" svg:height="3.668cm" svg:x="1.86cm" svg:y="1.159cm" presentation:class="title" presentation:user-transformed="true">
          <draw:text-box>
            <text:p text:style-name="P6"><text:span text:style-name="T3">Pipeline</text:span><text:span text:style-name="T3"><text:line-break/></text:span><text:span text:style-name="T3"/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seul_5f__5f_" presentation:presentation-page-layout-name="AL2T19">
        <draw:frame draw:name="Titre 3" presentation:style-name="pr8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Pipeline</text:span><text:span text:style-name="T3"><text:line-break/></text:span><text:span text:style-name="T3"/></text:p>
          </draw:text-box>
        </draw:frame>
        <draw:frame draw:style-name="gr2" draw:text-style-name="P8" draw:layer="layout" svg:width="24.696cm" svg:height="18.5cm" svg:x="8.5cm" svg:y="0.5cm">
          <draw:image xlink:href="Pictures/100000000000059B00000433FF671BA319AA5A3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seul_5f_" presentation:presentation-page-layout-name="AL2T19">
        <draw:frame draw:name="Titre 8" presentation:style-name="pr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Pipeline</text:span><text:span text:style-name="T3"><text:line-break/></text:span><text:span text:style-name="T3"/></text:p>
          </draw:text-box>
        </draw:frame>
        <draw:custom-shape draw:name="Connecteur droit avec flèche 28" draw:style-name="gr4" draw:text-style-name="P12" draw:layer="layout" svg:width="1.781cm" svg:height="0.001cm" svg:x="15.73cm" svg:y="10.555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 4" draw:style-name="gr5" draw:text-style-name="P12" draw:layer="layout" svg:width="12.999cm" svg:height="12.999cm" svg:x="2.351cm" svg:y="4.819cm">
          <draw:image xlink:href="Pictures/10000000000001E0000001E0C0B02D293533EB63.png" xlink:type="simple" xlink:show="embed" xlink:actuate="onLoad" draw:mime-type="image/png">
            <text:p/>
          </draw:image>
        </draw:frame>
        <draw:frame draw:name="Image 5" draw:style-name="gr5" draw:text-style-name="P12" draw:layer="layout" svg:width="12.999cm" svg:height="12.999cm" svg:x="17.906cm" svg:y="4.819cm">
          <draw:image xlink:href="Pictures/10000000000001E0000001E060EB670AB0D4270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seul_5f_" presentation:presentation-page-layout-name="AL2T19">
        <draw:frame draw:name="Titre 9" presentation:style-name="pr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Pipeline</text:span><text:span text:style-name="T3"><text:line-break/></text:span><text:span text:style-name="T3"/></text:p>
          </draw:text-box>
        </draw:frame>
        <draw:frame draw:name="Image 1" draw:style-name="gr5" draw:text-style-name="P12" draw:layer="layout" svg:width="13cm" svg:height="13cm" svg:x="19cm" svg:y="4cm">
          <draw:image xlink:href="Pictures/10000000000001E0000001E001421F3C6FA7158E.png" xlink:type="simple" xlink:show="embed" xlink:actuate="onLoad" draw:mime-type="image/png">
            <text:p/>
          </draw:image>
        </draw:frame>
        <draw:frame draw:name="Image 2" draw:style-name="gr5" draw:text-style-name="P12" draw:layer="layout" svg:width="13cm" svg:height="13cm" svg:x="1.5cm" svg:y="4cm">
          <draw:image xlink:href="Pictures/10000000000001E0000001E0AA9A8BD721BE2BF5.png" xlink:type="simple" xlink:show="embed" xlink:actuate="onLoad" draw:mime-type="image/png">
            <text:p/>
          </draw:image>
        </draw:frame>
        <draw:line draw:style-name="gr6" draw:text-style-name="P8" draw:layer="layout" svg:x1="15cm" svg:y1="10.5cm" svg:x2="18cm" svg:y2="10.5cm">
          <text:p/>
        </draw:lin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seul_5f__5f__5f_" presentation:presentation-page-layout-name="AL2T19">
        <draw:frame draw:name="Titre 4" presentation:style-name="pr10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CGHcall</text:span><text:span text:style-name="T3"><text:line-break/></text:span><text:span text:style-name="T3"/></text:p>
          </draw:text-box>
        </draw:frame>
        <draw:frame draw:style-name="gr2" draw:text-style-name="P8" draw:layer="layout" svg:width="23.494cm" svg:height="14.154cm" svg:x="7.506cm" svg:y="3.346cm">
          <draw:image xlink:href="Pictures/100000010000037800000217185CE375EA4845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seul_5f__5f__5f__5f_" presentation:presentation-page-layout-name="AL2T19">
        <draw:frame draw:name="Titre 5" presentation:style-name="pr12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ASCAT</text:span></text:p>
          </draw:text-box>
        </draw:frame>
        <draw:frame draw:style-name="gr2" draw:text-style-name="P8" draw:layer="layout" svg:width="31.866cm" svg:height="8.856cm" svg:x="1.634cm" svg:y="6.5cm">
          <draw:image xlink:href="Pictures/10000001000005C30000019AD158400D2EFB19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seul_5f__5f__5f__5f__5f_" presentation:presentation-page-layout-name="AL2T19">
        <draw:frame draw:name="Titre 6" presentation:style-name="pr1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OncoscanR</text:span></text:p>
          </draw:text-box>
        </draw:frame>
        <draw:frame draw:style-name="gr2" draw:text-style-name="P8" draw:layer="layout" svg:width="29.632cm" svg:height="13.069cm" svg:x="2.368cm" svg:y="4.5cm">
          <draw:image xlink:href="Pictures/1000000100000460000001EEBB88BBA6A2CF6B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seul_5f__5f__5f__5f__5f_" presentation:presentation-page-layout-name="AL2T19">
        <draw:frame draw:name="Titre 10" presentation:style-name="pr1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OncoscanR</text:span></text:p>
          </draw:text-box>
        </draw:frame>
        <draw:frame draw:style-name="gr3" draw:text-style-name="P9" draw:layer="layout" svg:width="22cm" svg:height="12.878cm" svg:x="6.5cm" svg:y="3.622cm">
          <draw:image xlink:href="Pictures/10000000000002D6000001A9A4B5B743EE0CA4D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seul_5f__5f__5f__5f__5f_" presentation:presentation-page-layout-name="AL2T19">
        <draw:frame draw:name="Titre 11" presentation:style-name="pr1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OncoscanR</text:span></text:p>
          </draw:text-box>
        </draw:frame>
        <draw:frame draw:style-name="gr3" draw:text-style-name="P9" draw:layer="layout" svg:width="24.026cm" svg:height="11.245cm" svg:x="5.974cm" svg:y="5cm">
          <draw:image xlink:href="Pictures/100000000000038C000001A90C24CDE69F28EF7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seul_5f__5f__5f__5f__5f_" presentation:presentation-page-layout-name="AL2T19">
        <draw:frame draw:name="Titre 12" presentation:style-name="pr1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OncoscanR</text:span></text:p>
          </draw:text-box>
        </draw:frame>
        <draw:frame draw:style-name="gr3" draw:text-style-name="P9" draw:layer="layout" svg:width="15.462cm" svg:height="17.655cm" svg:x="9cm" svg:y="0.672cm">
          <draw:image xlink:href="Pictures/100000000000039500000417C36506B58DD9BFF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seul_5f__5f__5f__5f__5f_" presentation:presentation-page-layout-name="AL2T19">
        <draw:frame draw:name="Titre 13" presentation:style-name="pr1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OncoscanR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outline2" style:display-name="Titre seul-outline2" style:family="presentation" style:parent-style-name="Titre_20_seu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-outline3" style:display-name="Titre seul-outline3" style:family="presentation" style:parent-style-name="Titre_20_seu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-outline4" style:display-name="Titre seul-outline4" style:family="presentation" style:parent-style-name="Titre_20_seu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-background" style:display-name="Titre seul_-background" style:family="presentation">
      <style:graphic-properties draw:stroke="none" draw:fill="solid" draw:fill-color="#ffffff"/>
      <style:text-properties style:letter-kerning="true"/>
    </style:style>
    <style:style style:name="Titre_20_seul_5f_-backgroundobjects" style:display-name="Titre seu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_5f_-notes" style:display-name="Titre seu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_5f_-outline1" style:display-name="Titre seul_-outline1" style:family="presentation">
      <style:graphic-properties draw:stroke="none" draw:fill="none" draw:auto-grow-height="false" draw:fit-to-size="false" style:shrink-to-fit="true">
        <text:list-style style:name="Titre_20_seul_5f_-outline1" style:display-name="Titre seu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-outline2" style:display-name="Titre seul_-outline2" style:family="presentation" style:parent-style-name="Titre_20_seul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_5f_-outline3" style:display-name="Titre seul_-outline3" style:family="presentation" style:parent-style-name="Titre_20_seul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-outline4" style:display-name="Titre seul_-outline4" style:family="presentation" style:parent-style-name="Titre_20_seul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-outline5" style:display-name="Titre seul_-outline5" style:family="presentation" style:parent-style-name="Titre_20_seul_5f_-outline4">
      <style:paragraph-properties fo:margin-top="0.1cm" fo:margin-bottom="0cm"/>
      <style:text-properties fo:font-size="20pt" style:font-size-asian="20pt" style:font-size-complex="20pt"/>
    </style:style>
    <style:style style:name="Titre_20_seul_5f_-outline6" style:display-name="Titre seul_-outline6" style:family="presentation" style:parent-style-name="Titre_20_seul_5f_-outline5">
      <style:paragraph-properties fo:margin-top="0.1cm" fo:margin-bottom="0cm"/>
      <style:text-properties fo:font-size="20pt" style:font-size-asian="20pt" style:font-size-complex="20pt"/>
    </style:style>
    <style:style style:name="Titre_20_seul_5f_-outline7" style:display-name="Titre seul_-outline7" style:family="presentation" style:parent-style-name="Titre_20_seul_5f_-outline6">
      <style:paragraph-properties fo:margin-top="0.1cm" fo:margin-bottom="0cm"/>
      <style:text-properties fo:font-size="20pt" style:font-size-asian="20pt" style:font-size-complex="20pt"/>
    </style:style>
    <style:style style:name="Titre_20_seul_5f_-outline8" style:display-name="Titre seul_-outline8" style:family="presentation" style:parent-style-name="Titre_20_seul_5f_-outline7">
      <style:paragraph-properties fo:margin-top="0.1cm" fo:margin-bottom="0cm"/>
      <style:text-properties fo:font-size="20pt" style:font-size-asian="20pt" style:font-size-complex="20pt"/>
    </style:style>
    <style:style style:name="Titre_20_seul_5f_-outline9" style:display-name="Titre seul_-outline9" style:family="presentation" style:parent-style-name="Titre_20_seul_5f_-outline8">
      <style:paragraph-properties fo:margin-top="0.1cm" fo:margin-bottom="0cm"/>
      <style:text-properties fo:font-size="20pt" style:font-size-asian="20pt" style:font-size-complex="20pt"/>
    </style:style>
    <style:style style:name="Titre_20_seul_5f_-subtitle" style:display-name="Titre seul_-subtitle" style:family="presentation">
      <style:graphic-properties draw:stroke="none" draw:fill="none" draw:textarea-vertical-align="middle">
        <text:list-style style:name="Titre_20_seul_5f_-subtitle" style:display-name="Titre seu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_5f_-title" style:display-name="Titre seul_-title" style:family="presentation">
      <style:graphic-properties draw:stroke="none" draw:fill="none" draw:textarea-vertical-align="middle">
        <text:list-style style:name="Titre_20_seul_5f_-title" style:display-name="Titre seu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-background" style:display-name="Titre seul__-background" style:family="presentation">
      <style:graphic-properties draw:stroke="none" draw:fill="solid" draw:fill-color="#ffffff"/>
      <style:text-properties style:letter-kerning="true"/>
    </style:style>
    <style:style style:name="Titre_20_seul_5f__5f_-backgroundobjects" style:display-name="Titre seul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_5f__5f_-notes" style:display-name="Titre seul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_5f__5f_-outline1" style:display-name="Titre seul__-outline1" style:family="presentation">
      <style:graphic-properties draw:stroke="none" draw:fill="none" draw:auto-grow-height="false" draw:fit-to-size="false" style:shrink-to-fit="true">
        <text:list-style style:name="Titre_20_seul_5f__5f_-outline1" style:display-name="Titre seul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-outline2" style:display-name="Titre seul__-outline2" style:family="presentation" style:parent-style-name="Titre_20_seul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_5f__5f_-outline3" style:display-name="Titre seul__-outline3" style:family="presentation" style:parent-style-name="Titre_20_seul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-outline4" style:display-name="Titre seul__-outline4" style:family="presentation" style:parent-style-name="Titre_20_seul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-outline5" style:display-name="Titre seul__-outline5" style:family="presentation" style:parent-style-name="Titre_20_seul_5f__5f_-outline4">
      <style:paragraph-properties fo:margin-top="0.1cm" fo:margin-bottom="0cm"/>
      <style:text-properties fo:font-size="20pt" style:font-size-asian="20pt" style:font-size-complex="20pt"/>
    </style:style>
    <style:style style:name="Titre_20_seul_5f__5f_-outline6" style:display-name="Titre seul__-outline6" style:family="presentation" style:parent-style-name="Titre_20_seul_5f__5f_-outline5">
      <style:paragraph-properties fo:margin-top="0.1cm" fo:margin-bottom="0cm"/>
      <style:text-properties fo:font-size="20pt" style:font-size-asian="20pt" style:font-size-complex="20pt"/>
    </style:style>
    <style:style style:name="Titre_20_seul_5f__5f_-outline7" style:display-name="Titre seul__-outline7" style:family="presentation" style:parent-style-name="Titre_20_seul_5f__5f_-outline6">
      <style:paragraph-properties fo:margin-top="0.1cm" fo:margin-bottom="0cm"/>
      <style:text-properties fo:font-size="20pt" style:font-size-asian="20pt" style:font-size-complex="20pt"/>
    </style:style>
    <style:style style:name="Titre_20_seul_5f__5f_-outline8" style:display-name="Titre seul__-outline8" style:family="presentation" style:parent-style-name="Titre_20_seul_5f__5f_-outline7">
      <style:paragraph-properties fo:margin-top="0.1cm" fo:margin-bottom="0cm"/>
      <style:text-properties fo:font-size="20pt" style:font-size-asian="20pt" style:font-size-complex="20pt"/>
    </style:style>
    <style:style style:name="Titre_20_seul_5f__5f_-outline9" style:display-name="Titre seul__-outline9" style:family="presentation" style:parent-style-name="Titre_20_seul_5f__5f_-outline8">
      <style:paragraph-properties fo:margin-top="0.1cm" fo:margin-bottom="0cm"/>
      <style:text-properties fo:font-size="20pt" style:font-size-asian="20pt" style:font-size-complex="20pt"/>
    </style:style>
    <style:style style:name="Titre_20_seul_5f__5f_-subtitle" style:display-name="Titre seul__-subtitle" style:family="presentation">
      <style:graphic-properties draw:stroke="none" draw:fill="none" draw:textarea-vertical-align="middle">
        <text:list-style style:name="Titre_20_seul_5f__5f_-subtitle" style:display-name="Titre seul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_5f__5f_-title" style:display-name="Titre seul__-title" style:family="presentation">
      <style:graphic-properties draw:stroke="none" draw:fill="none" draw:textarea-vertical-align="middle">
        <text:list-style style:name="Titre_20_seul_5f__5f_-title" style:display-name="Titre seul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-background" style:display-name="Titre seul___-background" style:family="presentation">
      <style:graphic-properties draw:stroke="none" draw:fill="solid" draw:fill-color="#ffffff"/>
      <style:text-properties style:letter-kerning="true"/>
    </style:style>
    <style:style style:name="Titre_20_seul_5f__5f__5f_-backgroundobjects" style:display-name="Titre seul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_5f__5f__5f_-notes" style:display-name="Titre seul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_5f__5f__5f_-outline1" style:display-name="Titre seul___-outline1" style:family="presentation">
      <style:graphic-properties draw:stroke="none" draw:fill="none" draw:auto-grow-height="false" draw:fit-to-size="false" style:shrink-to-fit="true">
        <text:list-style style:name="Titre_20_seul_5f__5f__5f_-outline1" style:display-name="Titre seul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-outline2" style:display-name="Titre seul___-outline2" style:family="presentation" style:parent-style-name="Titre_20_seul_5f_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_5f__5f__5f_-outline3" style:display-name="Titre seul___-outline3" style:family="presentation" style:parent-style-name="Titre_20_seul_5f_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-outline4" style:display-name="Titre seul___-outline4" style:family="presentation" style:parent-style-name="Titre_20_seul_5f_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-outline5" style:display-name="Titre seul___-outline5" style:family="presentation" style:parent-style-name="Titre_20_seul_5f__5f__5f_-outline4">
      <style:paragraph-properties fo:margin-top="0.1cm" fo:margin-bottom="0cm"/>
      <style:text-properties fo:font-size="20pt" style:font-size-asian="20pt" style:font-size-complex="20pt"/>
    </style:style>
    <style:style style:name="Titre_20_seul_5f__5f__5f_-outline6" style:display-name="Titre seul___-outline6" style:family="presentation" style:parent-style-name="Titre_20_seul_5f__5f__5f_-outline5">
      <style:paragraph-properties fo:margin-top="0.1cm" fo:margin-bottom="0cm"/>
      <style:text-properties fo:font-size="20pt" style:font-size-asian="20pt" style:font-size-complex="20pt"/>
    </style:style>
    <style:style style:name="Titre_20_seul_5f__5f__5f_-outline7" style:display-name="Titre seul___-outline7" style:family="presentation" style:parent-style-name="Titre_20_seul_5f__5f__5f_-outline6">
      <style:paragraph-properties fo:margin-top="0.1cm" fo:margin-bottom="0cm"/>
      <style:text-properties fo:font-size="20pt" style:font-size-asian="20pt" style:font-size-complex="20pt"/>
    </style:style>
    <style:style style:name="Titre_20_seul_5f__5f__5f_-outline8" style:display-name="Titre seul___-outline8" style:family="presentation" style:parent-style-name="Titre_20_seul_5f__5f__5f_-outline7">
      <style:paragraph-properties fo:margin-top="0.1cm" fo:margin-bottom="0cm"/>
      <style:text-properties fo:font-size="20pt" style:font-size-asian="20pt" style:font-size-complex="20pt"/>
    </style:style>
    <style:style style:name="Titre_20_seul_5f__5f__5f_-outline9" style:display-name="Titre seul___-outline9" style:family="presentation" style:parent-style-name="Titre_20_seul_5f__5f__5f_-outline8">
      <style:paragraph-properties fo:margin-top="0.1cm" fo:margin-bottom="0cm"/>
      <style:text-properties fo:font-size="20pt" style:font-size-asian="20pt" style:font-size-complex="20pt"/>
    </style:style>
    <style:style style:name="Titre_20_seul_5f__5f__5f_-subtitle" style:display-name="Titre seul___-subtitle" style:family="presentation">
      <style:graphic-properties draw:stroke="none" draw:fill="none" draw:textarea-vertical-align="middle">
        <text:list-style style:name="Titre_20_seul_5f__5f__5f_-subtitle" style:display-name="Titre seul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_5f__5f__5f_-title" style:display-name="Titre seul___-title" style:family="presentation">
      <style:graphic-properties draw:stroke="none" draw:fill="none" draw:textarea-vertical-align="middle">
        <text:list-style style:name="Titre_20_seul_5f__5f__5f_-title" style:display-name="Titre seul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_5f_-background" style:display-name="Titre seul____-background" style:family="presentation">
      <style:graphic-properties draw:stroke="none" draw:fill="solid" draw:fill-color="#ffffff"/>
      <style:text-properties style:letter-kerning="true"/>
    </style:style>
    <style:style style:name="Titre_20_seul_5f__5f__5f__5f_-backgroundobjects" style:display-name="Titre seul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_5f__5f__5f__5f_-notes" style:display-name="Titre seul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_5f__5f__5f__5f_-outline1" style:display-name="Titre seul____-outline1" style:family="presentation">
      <style:graphic-properties draw:stroke="none" draw:fill="none" draw:auto-grow-height="false" draw:fit-to-size="false" style:shrink-to-fit="true">
        <text:list-style style:name="Titre_20_seul_5f__5f__5f__5f_-outline1" style:display-name="Titre seul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_5f_-outline2" style:display-name="Titre seul____-outline2" style:family="presentation" style:parent-style-name="Titre_20_seul_5f__5f_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_5f__5f__5f__5f_-outline3" style:display-name="Titre seul____-outline3" style:family="presentation" style:parent-style-name="Titre_20_seul_5f__5f_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_5f_-outline4" style:display-name="Titre seul____-outline4" style:family="presentation" style:parent-style-name="Titre_20_seul_5f__5f_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_5f_-outline5" style:display-name="Titre seul____-outline5" style:family="presentation" style:parent-style-name="Titre_20_seul_5f__5f__5f__5f_-outline4">
      <style:paragraph-properties fo:margin-top="0.1cm" fo:margin-bottom="0cm"/>
      <style:text-properties fo:font-size="20pt" style:font-size-asian="20pt" style:font-size-complex="20pt"/>
    </style:style>
    <style:style style:name="Titre_20_seul_5f__5f__5f__5f_-outline6" style:display-name="Titre seul____-outline6" style:family="presentation" style:parent-style-name="Titre_20_seul_5f__5f__5f__5f_-outline5">
      <style:paragraph-properties fo:margin-top="0.1cm" fo:margin-bottom="0cm"/>
      <style:text-properties fo:font-size="20pt" style:font-size-asian="20pt" style:font-size-complex="20pt"/>
    </style:style>
    <style:style style:name="Titre_20_seul_5f__5f__5f__5f_-outline7" style:display-name="Titre seul____-outline7" style:family="presentation" style:parent-style-name="Titre_20_seul_5f__5f__5f__5f_-outline6">
      <style:paragraph-properties fo:margin-top="0.1cm" fo:margin-bottom="0cm"/>
      <style:text-properties fo:font-size="20pt" style:font-size-asian="20pt" style:font-size-complex="20pt"/>
    </style:style>
    <style:style style:name="Titre_20_seul_5f__5f__5f__5f_-outline8" style:display-name="Titre seul____-outline8" style:family="presentation" style:parent-style-name="Titre_20_seul_5f__5f__5f__5f_-outline7">
      <style:paragraph-properties fo:margin-top="0.1cm" fo:margin-bottom="0cm"/>
      <style:text-properties fo:font-size="20pt" style:font-size-asian="20pt" style:font-size-complex="20pt"/>
    </style:style>
    <style:style style:name="Titre_20_seul_5f__5f__5f__5f_-outline9" style:display-name="Titre seul____-outline9" style:family="presentation" style:parent-style-name="Titre_20_seul_5f__5f__5f__5f_-outline8">
      <style:paragraph-properties fo:margin-top="0.1cm" fo:margin-bottom="0cm"/>
      <style:text-properties fo:font-size="20pt" style:font-size-asian="20pt" style:font-size-complex="20pt"/>
    </style:style>
    <style:style style:name="Titre_20_seul_5f__5f__5f__5f_-subtitle" style:display-name="Titre seul____-subtitle" style:family="presentation">
      <style:graphic-properties draw:stroke="none" draw:fill="none" draw:textarea-vertical-align="middle">
        <text:list-style style:name="Titre_20_seul_5f__5f__5f__5f_-subtitle" style:display-name="Titre seul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_5f__5f__5f__5f_-title" style:display-name="Titre seul____-title" style:family="presentation">
      <style:graphic-properties draw:stroke="none" draw:fill="none" draw:textarea-vertical-align="middle">
        <text:list-style style:name="Titre_20_seul_5f__5f__5f__5f_-title" style:display-name="Titre seul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_5f__5f_-background" style:display-name="Titre seul_____-background" style:family="presentation">
      <style:graphic-properties draw:stroke="none" draw:fill="solid" draw:fill-color="#ffffff"/>
      <style:text-properties style:letter-kerning="true"/>
    </style:style>
    <style:style style:name="Titre_20_seul_5f__5f__5f__5f__5f_-backgroundobjects" style:display-name="Titre seul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_5f__5f__5f__5f__5f_-notes" style:display-name="Titre seul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_5f__5f__5f__5f__5f_-outline1" style:display-name="Titre seul_____-outline1" style:family="presentation">
      <style:graphic-properties draw:stroke="none" draw:fill="none" draw:auto-grow-height="false" draw:fit-to-size="false" style:shrink-to-fit="true">
        <text:list-style style:name="Titre_20_seul_5f__5f__5f__5f__5f_-outline1" style:display-name="Titre seul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_5f__5f_-outline2" style:display-name="Titre seul_____-outline2" style:family="presentation" style:parent-style-name="Titre_20_seul_5f__5f__5f_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_5f__5f__5f__5f__5f_-outline3" style:display-name="Titre seul_____-outline3" style:family="presentation" style:parent-style-name="Titre_20_seul_5f__5f__5f_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_5f__5f_-outline4" style:display-name="Titre seul_____-outline4" style:family="presentation" style:parent-style-name="Titre_20_seul_5f__5f__5f_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_5f__5f_-outline5" style:display-name="Titre seul_____-outline5" style:family="presentation" style:parent-style-name="Titre_20_seul_5f__5f__5f__5f__5f_-outline4">
      <style:paragraph-properties fo:margin-top="0.1cm" fo:margin-bottom="0cm"/>
      <style:text-properties fo:font-size="20pt" style:font-size-asian="20pt" style:font-size-complex="20pt"/>
    </style:style>
    <style:style style:name="Titre_20_seul_5f__5f__5f__5f__5f_-outline6" style:display-name="Titre seul_____-outline6" style:family="presentation" style:parent-style-name="Titre_20_seul_5f__5f__5f__5f__5f_-outline5">
      <style:paragraph-properties fo:margin-top="0.1cm" fo:margin-bottom="0cm"/>
      <style:text-properties fo:font-size="20pt" style:font-size-asian="20pt" style:font-size-complex="20pt"/>
    </style:style>
    <style:style style:name="Titre_20_seul_5f__5f__5f__5f__5f_-outline7" style:display-name="Titre seul_____-outline7" style:family="presentation" style:parent-style-name="Titre_20_seul_5f__5f__5f__5f__5f_-outline6">
      <style:paragraph-properties fo:margin-top="0.1cm" fo:margin-bottom="0cm"/>
      <style:text-properties fo:font-size="20pt" style:font-size-asian="20pt" style:font-size-complex="20pt"/>
    </style:style>
    <style:style style:name="Titre_20_seul_5f__5f__5f__5f__5f_-outline8" style:display-name="Titre seul_____-outline8" style:family="presentation" style:parent-style-name="Titre_20_seul_5f__5f__5f__5f__5f_-outline7">
      <style:paragraph-properties fo:margin-top="0.1cm" fo:margin-bottom="0cm"/>
      <style:text-properties fo:font-size="20pt" style:font-size-asian="20pt" style:font-size-complex="20pt"/>
    </style:style>
    <style:style style:name="Titre_20_seul_5f__5f__5f__5f__5f_-outline9" style:display-name="Titre seul_____-outline9" style:family="presentation" style:parent-style-name="Titre_20_seul_5f__5f__5f__5f__5f_-outline8">
      <style:paragraph-properties fo:margin-top="0.1cm" fo:margin-bottom="0cm"/>
      <style:text-properties fo:font-size="20pt" style:font-size-asian="20pt" style:font-size-complex="20pt"/>
    </style:style>
    <style:style style:name="Titre_20_seul_5f__5f__5f__5f__5f_-subtitle" style:display-name="Titre seul_____-subtitle" style:family="presentation">
      <style:graphic-properties draw:stroke="none" draw:fill="none" draw:textarea-vertical-align="middle">
        <text:list-style style:name="Titre_20_seul_5f__5f__5f__5f__5f_-subtitle" style:display-name="Titre seul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_5f__5f__5f__5f__5f_-title" style:display-name="Titre seul_____-title" style:family="presentation">
      <style:graphic-properties draw:stroke="none" draw:fill="none" draw:textarea-vertical-align="middle">
        <text:list-style style:name="Titre_20_seul_5f__5f__5f__5f__5f_-title" style:display-name="Titre seul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svg:stroke-linecap="round" draw:fill="solid" draw:fill-color="#5fcbef" draw:opacity="3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5fcbef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17b0e4" draw:opacity="5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2e83c3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226292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0" style:family="graphic" style:parent-style-name="standard">
      <style:graphic-properties draw:stroke="none" svg:stroke-width="0.035cm" svg:stroke-linecap="round" draw:fill="solid" draw:fill-color="#5fcbef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1" style:family="graphic" style:parent-style-name="standard">
      <style:graphic-properties draw:stroke="none" svg:stroke-width="0.035cm" svg:stroke-linecap="round" draw:fill="solid" draw:fill-color="#5fcbef" draw:opacity="36%" draw:textarea-vertical-align="top" draw:auto-grow-height="false" fo:min-height="18.824cm" fo:min-width="7.854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2" style:family="graphic" style:parent-style-name="standard">
      <style:graphic-properties draw:stroke="none" svg:stroke-width="0.035cm" svg:stroke-linecap="round" draw:fill="solid" draw:fill-color="#5fcbef" draw:opacity="20%" draw:textarea-vertical-align="top" draw:auto-grow-height="false" fo:min-height="18.824cm" fo:min-width="6.69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3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5.042cm" fo:min-width="4.028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4" style:family="graphic" style:parent-style-name="standard">
      <style:graphic-properties draw:stroke="none" svg:stroke-width="0.035cm" svg:stroke-linecap="round" draw:fill="solid" draw:fill-color="#17b0e4" draw:opacity="50%" draw:textarea-vertical-align="top" draw:auto-grow-height="false" fo:min-height="18.824cm" fo:min-width="7.429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5" style:family="graphic" style:parent-style-name="standard">
      <style:graphic-properties draw:stroke="none" svg:stroke-width="0.035cm" svg:stroke-linecap="round" draw:fill="solid" draw:fill-color="#2e83c3" draw:opacity="70%" draw:textarea-vertical-align="top" draw:auto-grow-height="false" fo:min-height="18.824cm" fo:min-width="3.084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6" style:family="graphic" style:parent-style-name="standard">
      <style:graphic-properties draw:stroke="none" svg:stroke-width="0.035cm" svg:stroke-linecap="round" draw:fill="solid" draw:fill-color="#226292" draw:opacity="80%" draw:textarea-vertical-align="top" draw:auto-grow-height="false" fo:min-height="18.824cm" fo:min-width="2.972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7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4.289cm" fo:min-width="2.024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8" style:family="graphic" style:parent-style-name="standard">
      <style:graphic-properties draw:stroke="none" svg:stroke-width="0.035cm" svg:stroke-linecap="round" draw:fill="solid" draw:fill-color="#5fcbef" draw:opacity="70%" draw:textarea-vertical-align="top" draw:auto-grow-height="false" fo:min-height="3.701cm" fo:min-width="0.123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seul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seu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re_20_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re_20_et_20_contenu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re_20_seul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re_20_seu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re_20_seu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re_20_seu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re_20_seul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re_20_seul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re_20_seul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Titre_20_seul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itre_20_seul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re_20_seul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re_20_seul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itre_20_seul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Titre_20_seul_5f_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Titre_20_seul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Titre_20_seul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Titre_20_seul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Titre_20_seul_5f__5f_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Titre_20_seul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Titre_20_seul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Titre_20_seul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5fcbef" draw:opacity="36%"/>
      <style:paragraph-properties fo:text-align="start"/>
      <style:text-properties fo:font-size="18pt"/>
    </style:style>
    <style:style style:name="MP7" style:family="paragraph">
      <loext:graphic-properties draw:fill="solid" draw:fill-color="#5fcbef" draw:opacity="20%"/>
      <style:paragraph-properties fo:text-align="start"/>
      <style:text-properties fo:font-size="18pt"/>
    </style:style>
    <style:style style:name="MP8" style:family="paragraph">
      <loext:graphic-properties draw:fill="solid" draw:fill-color="#17b0e4" draw:opacity="66%"/>
      <style:paragraph-properties fo:text-align="start"/>
      <style:text-properties fo:font-size="18pt"/>
    </style:style>
    <style:style style:name="MP9" style:family="paragraph">
      <loext:graphic-properties draw:fill="solid" draw:fill-color="#17b0e4" draw:opacity="50%"/>
      <style:paragraph-properties fo:text-align="start"/>
      <style:text-properties fo:font-size="18pt"/>
    </style:style>
    <style:style style:name="MP10" style:family="paragraph">
      <loext:graphic-properties draw:fill="solid" draw:fill-color="#2e83c3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226292" draw:opacity="80%"/>
      <style:paragraph-properties fo:text-align="start"/>
      <style:text-properties fo:font-size="18pt"/>
    </style:style>
    <style:style style:name="MP12" style:family="paragraph">
      <loext:graphic-properties draw:fill="solid" draw:fill-color="#5fcbef" draw:opacity="70%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43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12" draw:layer="layout" svg:width="2.398cm" svg:height="15.827cm" svg:x="0cm" svg:y="-0.022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5" draw:layer="layout" svg:x1="26.03cm" svg:y1="0cm" svg:x2="29.417cm" svg:y2="19.05cm">
          <text:p/>
        </draw:line>
        <draw:line draw:name="Straight Connector 19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4" draw:layer="backgroundobjects" svg:width="21.574cm" svg:height="4.572cm" svg:x="4.186cm" svg:y="6.679cm" presentation:class="title" presentation:user-transformed="true">
        <draw:text-box>
          <text:p text:style-name="MP13"><text:span text:style-name="MT2">Modifiez le style du titre</text:span></text:p>
        </draw:text-box>
      </draw:frame>
      <draw:frame draw:name="Date Placeholder 3" presentation:style-name="Mpr2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4" presentation:style-name="Mpr2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2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6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6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6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-title" draw:layer="backgroundobjects" svg:width="19.798cm" svg:height="11.136cm" svg:x="0.6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9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Content Placeholder 2" presentation:style-name="Mpr10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Modifiez les styles du texte du masque</text:span></text:p>
              <text:list>
                <text:list-item>
                  <text:p text:style-name="MP20"><text:span text:style-name="MT7">Deuxième niveau</text:span></text:p>
                  <text:list>
                    <text:list-item>
                      <text:p text:style-name="MP20"><text:span text:style-name="MT8">Troisième niveau</text:span></text:p>
                      <text:list>
                        <text:list-item>
                          <text:p text:style-name="MP20"><text:span text:style-name="MT9">Quatrième niveau</text:span></text:p>
                          <text:list>
                            <text:list-item>
                              <text:p text:style-name="MP20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4" presentation:style-name="Mpr11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11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4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2" presentation:style-name="Mpr14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3" presentation:style-name="Mpr14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_5f_" style:display-name="Titre seul_" style:page-layout-name="PM1" draw:style-name="Mdp1">
      <draw:g draw:name="Group 43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1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2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3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4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5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6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7" draw:text-style-name="MP8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8" draw:text-style-name="MP12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7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18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18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18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_5f_-title" draw:layer="backgroundobjects" svg:width="19.798cm" svg:height="11.136cm" svg:x="0.6cm" svg:y="2.257cm" presentation:class="page"/>
        <draw:frame presentation:style-name="Titre_20_seul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_5f__5f_" style:display-name="Titre seul__" style:page-layout-name="PM1" draw:style-name="Mdp1">
      <draw:g draw:name="Group 43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1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2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3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4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5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6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7" draw:text-style-name="MP8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8" draw:text-style-name="MP12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21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22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22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22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_5f__5f_-title" draw:layer="backgroundobjects" svg:width="19.798cm" svg:height="11.136cm" svg:x="0.6cm" svg:y="2.257cm" presentation:class="page"/>
        <draw:frame presentation:style-name="Titre_20_seul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_5f__5f__5f_" style:display-name="Titre seul___" style:page-layout-name="PM1" draw:style-name="Mdp1">
      <draw:g draw:name="Group 43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1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2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3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4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5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6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7" draw:text-style-name="MP8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8" draw:text-style-name="MP12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2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26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26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26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_5f__5f__5f_-title" draw:layer="backgroundobjects" svg:width="19.798cm" svg:height="11.136cm" svg:x="0.6cm" svg:y="2.257cm" presentation:class="page"/>
        <draw:frame presentation:style-name="Titre_20_seul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_5f__5f__5f__5f_" style:display-name="Titre seul____" style:page-layout-name="PM1" draw:style-name="Mdp1">
      <draw:g draw:name="Group 43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1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2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3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4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5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6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7" draw:text-style-name="MP8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8" draw:text-style-name="MP12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29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30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30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30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_5f__5f__5f__5f_-title" draw:layer="backgroundobjects" svg:width="19.798cm" svg:height="11.136cm" svg:x="0.6cm" svg:y="2.257cm" presentation:class="page"/>
        <draw:frame presentation:style-name="Titre_20_seul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_5f__5f__5f__5f__5f_" style:display-name="Titre seul_____" style:page-layout-name="PM1" draw:style-name="Mdp1">
      <draw:g draw:name="Group 43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1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2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3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4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5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6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7" draw:text-style-name="MP8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8" draw:text-style-name="MP12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33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34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34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34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_5f__5f__5f__5f__5f_-title" draw:layer="backgroundobjects" svg:width="19.798cm" svg:height="11.136cm" svg:x="0.6cm" svg:y="2.257cm" presentation:class="page"/>
        <draw:frame presentation:style-name="Titre_20_seul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CGHcall</dc:title>
    <meta:initial-creator>BORDRON Elie</meta:initial-creator>
    <meta:editing-cycles>219</meta:editing-cycles>
    <meta:creation-date>2022-03-15T15:33:15</meta:creation-date>
    <dc:date>2022-06-14T07:55:13.786000000</dc:date>
    <meta:editing-duration>P3DT23H6M19S</meta:editing-duration>
    <meta:generator>LibreOffice/7.3.3.2$Windows_X86_64 LibreOffice_project/d1d0ea68f081ee2800a922cac8f79445e4603348</meta:generator>
    <meta:document-statistic meta:object-count="274"/>
    <meta:user-defined meta:name="AppVersion">15.0000</meta:user-defined>
    <meta:user-defined meta:name="PresentationFormat">Grand écran</meta:user-defined>
    <meta:user-defined meta:name="Slides" meta:value-type="float">50</meta:user-defined>
    <meta:template xlink:type="simple" xlink:actuate="onRequest" xlink:title="Facet" xlink:href=""/>
  </office:meta>
</office:document-meta>
</file>